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4b4b4b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fe18.azurewebsites.net/api/totalsaleschart" text:style-name="Internet_20_link" text:visited-style-name="Visited_20_Internet_20_Link">https://fe18.azurewebsites.net/api/totalsaleschart</text:a> // klar</text:p>
      <text:p text:style-name="P1"><text:a xlink:type="simple" xlink:href="https://fe18.azurewebsites.net/api/userschart" text:style-name="Internet_20_link" text:visited-style-name="Visited_20_Internet_20_Link">https://fe18.azurewebsites.net/api/userschart</text:a> // klar</text:p>
      <text:p text:style-name="P1"><text:a xlink:type="simple" xlink:href="https://fe18.azurewebsites.net/api/projectschart" text:style-name="Internet_20_link" text:visited-style-name="Visited_20_Internet_20_Link">https://fe18.azurewebsites.net/api/projectschart</text:a> // klar</text:p>
      <text:p text:style-name="P1"><text:a xlink:type="simple" xlink:href="https://fe18.azurewebsites.net/api/downloads" text:style-name="Internet_20_link" text:visited-style-name="Visited_20_Internet_20_Link">https://fe18.azurewebsites.net/api/downloads</text:a> // inte på börjad</text:p>
      <text:p text:style-name="P1"><text:a xlink:type="simple" xlink:href="https://fe18.azurewebsites.net/api/revenuechart" text:style-name="Internet_20_link" text:visited-style-name="Visited_20_Internet_20_Link">https://fe18.azurewebsites.net/api/revenuechart</text:a> // inte på börjad</text:p>
      <text:p text:style-name="P1"><text:a xlink:type="simple" xlink:href="https://fe18.azurewebsites.net/api/distributionchart" text:style-name="Internet_20_link" text:visited-style-name="Visited_20_Internet_20_Link">https://fe18.azurewebsites.net/api/distributionchart</text:a> // Får inte till city.</text:p>
      <text:p text:style-name="P1"><text:a xlink:type="simple" xlink:href="https://fe18.azurewebsites.net/api/salereportchart" text:style-name="Internet_20_link" text:visited-style-name="Visited_20_Internet_20_Link">https://fe18.azurewebsites.net/api/salereportchart</text:a> // klar</text:p>
      <text:p text:style-name="P1"><text:a xlink:type="simple" xlink:href="https://fe18.azurewebsites.net/api/user" text:style-name="Internet_20_link" text:visited-style-name="Visited_20_Internet_20_Link">https://fe18.azurewebsites.net/api/user</text:a> // vet inte</text:p>
      <text:p text:style-name="P1"><text:a xlink:type="simple" xlink:href="https://fe18.azurewebsites.net/api/totalsales" text:style-name="Internet_20_link" text:visited-style-name="Visited_20_Internet_20_Link">https://fe18.azurewebsites.net/api/totalsales</text:a> // klar</text:p>
      <text:p text:style-name="P1"><text:a xlink:type="simple" xlink:href="https://fe18.azurewebsites.net/api/totalpurchases" text:style-name="Internet_20_link" text:visited-style-name="Visited_20_Internet_20_Link">https://fe18.azurewebsites.net/api/totalpurchases</text:a> // klar</text:p>
      <text:p text:style-name="P1"><text:a xlink:type="simple" xlink:href="https://fe18.azurewebsites.net/api/totalorders" text:style-name="Internet_20_link" text:visited-style-name="Visited_20_Internet_20_Link">https://fe18.azurewebsites.net/api/totalorders</text:a> // klar</text:p>
      <text:p text:style-name="P1"><text:a xlink:type="simple" xlink:href="https://fe18.azurewebsites.net/api/totalgrowth" text:style-name="Internet_20_link" text:visited-style-name="Visited_20_Internet_20_Link">https://fe18.azurewebsites.net/api/totalgrowth</text:a> // klar</text:p>
      <text:p text:style-name="P1"><text:a xlink:type="simple" xlink:href="https://fe18.azurewebsites.net/api/tickets" text:style-name="Internet_20_link" text:visited-style-name="Visited_20_Internet_20_Link">https://fe18.azurewebsites.net/api/tickets</text:a> // inte påbörjad</text:p>
      <text:p text:style-name="P1"><text:a xlink:type="simple" xlink:href="https://fe18.azurewebsites.net/api/updates" text:style-name="Internet_20_link" text:visited-style-name="Visited_20_Internet_20_Link">https://fe18.azurewebsites.net/api/updates</text:a> // inte påbörjad</text:p>
      <text:p text:style-name="P1"><text:a xlink:type="simple" xlink:href="https://fe18.azurewebsites.net/api/openinvoices" text:style-name="Internet_20_link" text:visited-style-name="Visited_20_Internet_20_Link">https://fe18.azurewebsites.net/api/openinvoices</text:a> // inte påbörjad</text:p>
      <text:p text:style-name="P1"><text:s/>// inte påbörja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tor  Kvarnström</meta:initial-creator>
    <meta:creation-date>2019-01-17T20:19:20.05</meta:creation-date>
    <meta:document-statistic meta:table-count="0" meta:image-count="0" meta:object-count="0" meta:page-count="1" meta:paragraph-count="16" meta:word-count="59" meta:character-count="895"/>
    <dc:date>2019-01-17T20:25:55.33</dc:date>
    <dc:creator>Viktor  Kvarnström</dc:creator>
    <meta:editing-duration>PT6M36S</meta:editing-duration>
    <meta:editing-cycles>1</meta:editing-cycles>
    <meta:generator>OpenOffice/4.1.5$Win32 OpenOffice.org_project/415m1$Build-9789</meta:generator>
  </office:meta>
</office:document-meta>
</file>